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3.097cm"/>
    </style:style>
    <style:style style:name="Tableau1.B" style:family="table-column">
      <style:table-column-properties style:column-width="1.191cm"/>
    </style:style>
    <style:style style:name="Tableau1.C" style:family="table-column">
      <style:table-column-properties style:column-width="1.224cm"/>
    </style:style>
    <style:style style:name="Tableau1.D" style:family="table-column">
      <style:table-column-properties style:column-width="2.083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595cm" fo:margin-left="0cm" table:align="left"/>
    </style:style>
    <style:style style:name="Tableau2.A" style:family="table-column">
      <style:table-column-properties style:column-width="13.811cm"/>
    </style:style>
    <style:style style:name="Tableau2.B" style:family="table-column">
      <style:table-column-properties style:column-width="0.979cm"/>
    </style:style>
    <style:style style:name="Tableau2.C" style:family="table-column">
      <style:table-column-properties style:column-width="1.005cm"/>
    </style:style>
    <style:style style:name="Tableau2.D" style:family="table-column">
      <style:table-column-properties style:column-width="1.799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9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9e9b" officeooo:paragraph-rsid="00199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333" officeooo:paragraph-rsid="001d4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fdc" officeooo:paragraph-rsid="001ff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88" officeooo:paragraph-rsid="002172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88" officeooo:paragraph-rsid="0023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88" officeooo:paragraph-rsid="0026c5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5a18" officeooo:paragraph-rsid="0023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563" officeooo:paragraph-rsid="0026c5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9e9b"/>
    </style:style>
    <style:style style:name="T2" style:family="text">
      <style:text-properties officeooo:rsid="001c1bd5"/>
    </style:style>
    <style:style style:name="T3" style:family="text">
      <style:text-properties officeooo:rsid="001d5154"/>
    </style:style>
    <style:style style:name="T4" style:family="text">
      <style:text-properties officeooo:rsid="001f244b"/>
    </style:style>
    <style:style style:name="T5" style:family="text">
      <style:text-properties officeooo:rsid="001fffdc"/>
    </style:style>
    <style:style style:name="T6" style:family="text">
      <style:text-properties officeooo:rsid="00243155"/>
    </style:style>
    <style:style style:name="T7" style:family="text">
      <style:text-properties officeooo:rsid="002518cb"/>
    </style:style>
    <style:style style:name="T8" style:family="text">
      <style:text-properties officeooo:rsid="0026c563"/>
    </style:style>
    <style:style style:name="T9" style:family="text">
      <style:text-properties officeooo:rsid="0028c418"/>
    </style:style>
    <style:style style:name="T10" style:family="text">
      <style:text-properties officeooo:rsid="0029d4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------------------------------------------*/</text:p>
      <text:p text:style-name="Standard">/* Test gestion des actions du joueur */</text:p>
      <text:p text:style-name="Standard">/*------------------------------------------*/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Action</text:p>
          </table:table-cell>
          <table:table-cell table:style-name="Tableau1.A1" office:value-type="string">
            <text:p text:style-name="P3">Oui</text:p>
          </table:table-cell>
          <table:table-cell table:style-name="Tableau1.A1" office:value-type="string">
            <text:p text:style-name="P3">Non</text:p>
          </table:table-cell>
          <table:table-cell table:style-name="Tableau1.D1" office:value-type="string">
            <text:p text:style-name="P10">Attendu</text:p>
          </table:table-cell>
        </table:table-row>
        <table:table-row>
          <table:table-cell table:style-name="Tableau1.A2" office:value-type="string">
            <text:p text:style-name="P2">Le joueur 1 donne au petit robot l'action avancer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2">Le joueur 1 donne au petit robot l'action tourner au gauch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1 donne au petit robot l'action avancer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2">Le joueur 1 donne au grand robot l'action avancer 2x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1 essaye de donner au grand robot l'action avancer 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0">Non</text:p>
          </table:table-cell>
        </table:table-row>
        <table:table-row>
          <table:table-cell table:style-name="Tableau1.A2" office:value-type="string">
            <text:p text:style-name="P1">Le joueur 1 permute l'action 1 et 2 du grand robo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1 <text:span text:style-name="T1">exécute</text:span> les ordres de ses robots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2 donne au petit robot l'action avancer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2 donne au petit robot l'action tourner a droit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2 donne au petit robot l'action avancer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2 <text:span text:style-name="T1">exécute</text:span> les ordres de ses robots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1 donne au grand robot l'action tourner a droit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1 <text:span text:style-name="T2">exécute</text:span> les ordres de ses robots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grand robot rouge ramasse un cristal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1 donne au grand robot l'action tourner a gauche et remplace son action précédent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1 donne au grand robot l'action <text:span text:style-name="T1">déposer</text:span> son cristal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1 <text:span text:style-name="T1">exécute</text:span> les ordres de ses robots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2 <text:span text:style-name="T2">essaye de donner</text:span> l'action avancer a son grand robo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0">Non</text:p>
          </table:table-cell>
        </table:table-row>
        <table:table-row>
          <table:table-cell table:style-name="Tableau1.A2" office:value-type="string">
            <text:p text:style-name="P1">Le joueur 2 donne l'action tourner a gauche a son grand robo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2 donne l'action avancer 2x a son grand robo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2 donne l'action avancer 2x a son grand robo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2 donne l'action avancer 2x a son grand robo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2 <text:span text:style-name="T1">exécute</text:span> les ordres de ses robots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2 reset son petit robo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  <table:table-row>
          <table:table-cell table:style-name="Tableau1.A2" office:value-type="string">
            <text:p text:style-name="P1">Le joueur 1 <text:span text:style-name="T1">enlève</text:span> la <text:span text:style-name="T1">première</text:span> <text:span text:style-name="T8">action</text:span> de son grand robot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8">Ou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---------------------------------------------------------------------*/</text:p>
      <text:p text:style-name="Standard">/* Tests chargement/<text:span text:style-name="T4">déchargement</text:span>/pousser robots/cristaux */</text:p>
      <text:p text:style-name="Standard">/*--------------------------------------------------------------------*/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Action</text:p>
          </table:table-cell>
          <table:table-cell table:style-name="Tableau2.A1" office:value-type="string">
            <text:p text:style-name="P4">Oui</text:p>
          </table:table-cell>
          <table:table-cell table:style-name="Tableau2.A1" office:value-type="string">
            <text:p text:style-name="P4">Non</text:p>
          </table:table-cell>
          <table:table-cell table:style-name="Tableau2.D1" office:value-type="string">
            <text:p text:style-name="P5">Attendu</text:p>
          </table:table-cell>
        </table:table-row>
        <table:table-row>
          <table:table-cell table:style-name="Tableau2.A2" office:value-type="string">
            <text:p text:style-name="P1"><text:span text:style-name="T3">Déplacer</text:span> le robot a cote du cristal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6">Oui</text:p>
          </table:table-cell>
        </table:table-row>
        <table:table-row>
          <table:table-cell table:style-name="Tableau2.A2" office:value-type="string">
            <text:p text:style-name="P1"><text:span text:style-name="T3">C</text:span>harger le cristal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6">Oui</text:p>
          </table:table-cell>
        </table:table-row>
        <table:table-row>
          <table:table-cell table:style-name="Tableau2.A2" office:value-type="string">
            <text:p text:style-name="P1">Tourner le robot vers une tuile out of bound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6">Oui</text:p>
          </table:table-cell>
        </table:table-row>
        <table:table-row>
          <table:table-cell table:style-name="Tableau2.A2" office:value-type="string">
            <text:p text:style-name="P1"><text:span text:style-name="T3">Décharger</text:span> le cristal sur une tuile out of bounds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6">Non</text:p>
          </table:table-cell>
        </table:table-row>
        <table:table-row>
          <table:table-cell table:style-name="Tableau2.A2" office:value-type="string">
            <text:p text:style-name="P1">Tourne et <text:span text:style-name="T3">dépose</text:span> le cristal sur une tuile libre in bound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1">C<text:span text:style-name="T9">harger le cristal</text:span>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1">Tourner a gauche pour aller vers un autre cristal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1">Avancer vers le cristal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1"><text:span text:style-name="T3">Décharger</text:span> le cristal sur un autre cristal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9">Non</text:p>
          </table:table-cell>
        </table:table-row>
        <table:table-row>
          <table:table-cell table:style-name="Tableau2.A2" office:value-type="string">
            <text:p text:style-name="P1"><text:span text:style-name="T3">Décharger</text:span> le cristal <text:span text:style-name="T5">à</text:span> cot<text:span text:style-name="T5">é</text:span>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1">Recharger le cristal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1"><text:span text:style-name="T3">Déplacer</text:span> et tourner devant un autre robot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5">Déposer le cristal dans un autre robot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5">Reprendre le cristal du robot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1"><text:span text:style-name="T3">Décharger</text:span> le cristal a cot<text:span text:style-name="T10">é</text:span> alors que le robot est vide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1">Pousser robot <text:span text:style-name="T7">dans</text:span> mur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9">Non</text:p>
          </table:table-cell>
        </table:table-row>
        <table:table-row>
          <table:table-cell table:style-name="Tableau2.A2" office:value-type="string">
            <text:p text:style-name="P1"><text:span text:style-name="T3">M</text:span>ettre un robot <text:span text:style-name="T3">derrière</text:span> un autre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7">Oui</text:p>
          </table:table-cell>
        </table:table-row>
        <table:table-row>
          <table:table-cell table:style-name="Tableau2.A2" office:value-type="string">
            <text:p text:style-name="P1"><text:span text:style-name="T3">P</text:span>ousser un robot <text:span text:style-name="T6">dans</text:span> une base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9">N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0:27:38.394818229</meta:creation-date>
    <dc:date>2019-06-21T11:08:58.890104635</dc:date>
    <meta:editing-duration>PT31M</meta:editing-duration>
    <meta:editing-cycles>16</meta:editing-cycles>
    <meta:generator>LibreOffice/6.2.4.2$Linux_X86_64 LibreOffice_project/20$Build-2</meta:generator>
    <meta:document-statistic meta:table-count="2" meta:image-count="0" meta:object-count="0" meta:page-count="2" meta:paragraph-count="100" meta:word-count="443" meta:character-count="2457" meta:non-whitespace-character-count="2116"/>
  </office:meta>
</office:document-meta>
</file>